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7FEFAD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9.562cm" draw:z-index="0"><draw:image xlink:href="Pictures/1000000000000780000004387FEFAD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5:42:30.500000000</meta:creation-date>
    <dc:date>2015-12-22T15:43:11.350000000</dc:date>
    <meta:editing-duration>PT1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3.2$Windows_x86 LibreOffice_project/88805f81e9fe61362df02b9941de8e38a9b5fd16</meta:generator>
  </office:meta>
</office:document-meta>
</file>